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tyles.xml" manifest:media-type="text/xml"/>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automatic-styles>
    <style:style style:name="P1" style:family="paragraph" style:parent-style-name="Footer">
      <style:text-properties officeooo:paragraph-rsid="00a3515d"/>
    </style:style>
    <style:style style:name="P2" style:family="paragraph" style:parent-style-name="Standard">
      <style:paragraph-properties fo:text-align="center" style:justify-single-word="false"/>
      <style:text-properties fo:font-size="20pt" fo:font-style="normal" style:text-underline-style="none" officeooo:rsid="0000e8f5" officeooo:paragraph-rsid="0000e8f5" style:font-size-asian="20pt" style:font-style-asian="normal" style:font-size-complex="20pt" style:font-style-complex="normal"/>
    </style:style>
    <style:style style:name="P3" style:family="paragraph" style:parent-style-name="Standard">
      <style:paragraph-properties fo:text-align="start" style:justify-single-word="false"/>
      <style:text-properties fo:font-style="normal" officeooo:rsid="0062cc12" officeooo:paragraph-rsid="004e19dc" style:font-style-asian="normal" style:font-style-complex="normal"/>
    </style:style>
    <style:style style:name="P4" style:family="paragraph" style:parent-style-name="Standard">
      <style:paragraph-properties fo:text-align="start" style:justify-single-word="false"/>
      <style:text-properties fo:font-size="14pt" fo:font-style="normal" style:text-underline-style="none" officeooo:rsid="0000e8f5" officeooo:paragraph-rsid="0000e8f5" style:font-size-asian="12.25pt" style:font-style-asian="normal" style:font-size-complex="14pt" style:font-style-complex="normal"/>
    </style:style>
    <style:style style:name="P5" style:family="paragraph" style:parent-style-name="Standard">
      <style:paragraph-properties fo:text-align="start" style:justify-single-word="false"/>
      <style:text-properties fo:font-size="14pt" fo:font-style="normal" style:text-underline-style="none" officeooo:rsid="0000e8f5" officeooo:paragraph-rsid="0003529a" style:font-size-asian="12.25pt" style:font-style-asian="normal" style:font-size-complex="14pt" style:font-style-complex="normal"/>
    </style:style>
    <style:style style:name="P6" style:family="paragraph" style:parent-style-name="Standard">
      <style:paragraph-properties fo:text-align="start" style:justify-single-word="false"/>
      <style:text-properties fo:font-size="14pt" fo:font-style="normal" style:text-underline-style="none" officeooo:rsid="0003529a" officeooo:paragraph-rsid="0003529a" style:font-size-asian="12.25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style:text-underline-style="none" officeooo:rsid="001290f6" officeooo:paragraph-rsid="001290f6" style:font-size-asian="12.25pt" style:font-style-asian="normal" style:font-size-complex="14pt" style:font-style-complex="normal"/>
    </style:style>
    <style:style style:name="P8" style:family="paragraph" style:parent-style-name="Standard">
      <style:paragraph-properties fo:text-align="start" style:justify-single-word="false"/>
      <style:text-properties fo:font-size="14pt" fo:font-style="normal" style:text-underline-style="none" officeooo:rsid="0078d9c4" officeooo:paragraph-rsid="00734af9" style:font-size-asian="12.25pt" style:font-style-asian="normal" style:font-size-complex="14pt" style:font-style-complex="normal"/>
    </style:style>
    <style:style style:name="P9" style:family="paragraph" style:parent-style-name="Standard">
      <style:paragraph-properties fo:text-align="start" style:justify-single-word="false"/>
      <style:text-properties fo:font-size="14pt" fo:font-style="normal" style:text-underline-style="none" officeooo:rsid="0078d9c4" officeooo:paragraph-rsid="0078d9c4" style:font-size-asian="12.25pt" style:font-style-asian="normal" style:font-size-complex="14pt" style:font-style-complex="normal"/>
    </style:style>
    <style:style style:name="P10" style:family="paragraph" style:parent-style-name="Standard">
      <style:paragraph-properties fo:text-align="start" style:justify-single-word="false"/>
      <style:text-properties fo:font-size="14pt" fo:font-style="normal" style:text-underline-style="none" officeooo:rsid="008137d8" officeooo:paragraph-rsid="008137d8" style:font-size-asian="12.25pt" style:font-style-asian="normal" style:font-size-complex="14pt" style:font-style-complex="normal"/>
    </style:style>
    <style:style style:name="P11" style:family="paragraph" style:parent-style-name="Standard">
      <style:paragraph-properties fo:text-align="start" style:justify-single-word="false"/>
      <style:text-properties fo:font-size="14pt" fo:font-style="normal" style:text-underline-style="none" officeooo:rsid="0084fcba" officeooo:paragraph-rsid="0084fcba" style:font-size-asian="12.25pt" style:font-style-asian="normal" style:font-size-complex="14pt" style:font-style-complex="normal"/>
    </style:style>
    <style:style style:name="P12" style:family="paragraph" style:parent-style-name="Standard">
      <style:paragraph-properties fo:text-align="start" style:justify-single-word="false"/>
      <style:text-properties fo:font-size="14pt" fo:font-style="normal" style:text-underline-style="none" officeooo:rsid="008c9e09" officeooo:paragraph-rsid="008c9e09" style:font-size-asian="12.25pt" style:font-style-asian="normal" style:font-size-complex="14pt" style:font-style-complex="normal"/>
    </style:style>
    <style:style style:name="P13" style:family="paragraph" style:parent-style-name="Standard">
      <style:paragraph-properties fo:text-align="start" style:justify-single-word="false"/>
      <style:text-properties fo:font-size="14pt" fo:font-style="normal" style:text-underline-style="none" officeooo:rsid="0062cc12" officeooo:paragraph-rsid="0062cc12" style:font-size-asian="12.25pt" style:font-style-asian="normal" style:font-size-complex="14pt" style:font-style-complex="normal"/>
    </style:style>
    <style:style style:name="P14" style:family="paragraph" style:parent-style-name="Standard">
      <style:paragraph-properties fo:text-align="start" style:justify-single-word="false"/>
      <style:text-properties fo:font-size="14pt" fo:font-style="normal" style:text-underline-style="none" officeooo:rsid="0037b673" officeooo:paragraph-rsid="00a89fcb" style:font-size-asian="12.25pt" style:font-style-asian="normal" style:font-size-complex="14pt" style:font-style-complex="normal"/>
    </style:style>
    <style:style style:name="P15" style:family="paragraph" style:parent-style-name="Standard">
      <style:paragraph-properties fo:text-align="start" style:justify-single-word="false"/>
      <style:text-properties fo:font-size="14pt" fo:font-style="normal" style:text-underline-style="none" officeooo:rsid="0010730c" officeooo:paragraph-rsid="0010730c" style:font-size-asian="12.25pt" style:font-style-asian="normal" style:font-size-complex="14pt" style:font-style-complex="normal"/>
    </style:style>
    <style:style style:name="P16" style:family="paragraph" style:parent-style-name="Standard">
      <style:paragraph-properties fo:text-align="start" style:justify-single-word="false"/>
      <style:text-properties fo:font-size="14pt" fo:font-style="normal" style:text-underline-style="none" officeooo:rsid="0010730c" officeooo:paragraph-rsid="00d9d3e9" style:font-size-asian="12.25pt" style:font-style-asian="normal" style:font-size-complex="14pt" style:font-style-complex="normal"/>
    </style:style>
    <style:style style:name="P17" style:family="paragraph" style:parent-style-name="Standard">
      <style:paragraph-properties fo:text-align="start" style:justify-single-word="false"/>
      <style:text-properties fo:font-size="14pt" fo:font-style="normal" style:text-underline-style="none" officeooo:rsid="00cb24ce" officeooo:paragraph-rsid="00deeb83" style:font-size-asian="12.25pt" style:font-style-asian="normal" style:font-size-complex="14pt" style:font-style-complex="normal"/>
    </style:style>
    <style:style style:name="P18" style:family="paragraph" style:parent-style-name="Standard">
      <style:paragraph-properties fo:text-align="start" style:justify-single-word="false"/>
      <style:text-properties fo:font-size="14pt" fo:font-style="normal" style:text-underline-style="none" officeooo:rsid="002d6be7" officeooo:paragraph-rsid="00dcd605" style:font-size-asian="12.25pt" style:font-style-asian="normal" style:font-size-complex="14pt" style:font-style-complex="normal"/>
    </style:style>
    <style:style style:name="P19" style:family="paragraph" style:parent-style-name="Standard">
      <style:paragraph-properties fo:text-align="start" style:justify-single-word="false"/>
      <style:text-properties fo:font-size="14pt" fo:font-style="normal" style:text-underline-style="none" officeooo:rsid="002a7713" officeooo:paragraph-rsid="00dcd605" style:font-size-asian="12.25pt" style:font-style-asian="normal" style:font-size-complex="14pt" style:font-style-complex="normal"/>
    </style:style>
    <style:style style:name="P20" style:family="paragraph" style:parent-style-name="Standard">
      <style:paragraph-properties fo:text-align="start" style:justify-single-word="false"/>
      <style:text-properties fo:font-size="14pt" fo:font-style="normal" style:text-underline-style="none" officeooo:rsid="00f0de94" officeooo:paragraph-rsid="00f0de94" style:font-size-asian="12.25pt" style:font-style-asian="normal" style:font-size-complex="14pt" style:font-style-complex="normal"/>
    </style:style>
    <style:style style:name="P21" style:family="paragraph" style:parent-style-name="Standard">
      <style:paragraph-properties fo:text-align="start" style:justify-single-word="false"/>
      <style:text-properties fo:font-size="14pt" fo:font-style="normal" style:text-underline-style="none" officeooo:rsid="00cb82b3" officeooo:paragraph-rsid="00deeb83" style:font-size-asian="12.25pt" style:font-style-asian="normal" style:font-size-complex="14pt" style:font-style-complex="normal"/>
    </style:style>
    <style:style style:name="P22" style:family="paragraph" style:parent-style-name="Standard">
      <style:paragraph-properties fo:text-align="start" style:justify-single-word="false"/>
      <style:text-properties fo:font-size="14pt" fo:font-style="normal" style:text-underline-style="none" officeooo:rsid="00f575d1" officeooo:paragraph-rsid="00f575d1" style:font-size-asian="12.25pt" style:font-style-asian="normal" style:font-size-complex="14pt" style:font-style-complex="normal"/>
    </style:style>
    <style:style style:name="P23" style:family="paragraph" style:parent-style-name="Standard">
      <style:paragraph-properties fo:text-align="start" style:justify-single-word="false"/>
      <style:text-properties fo:font-size="14pt" fo:font-style="normal" style:text-underline-style="solid" style:text-underline-width="auto" style:text-underline-color="font-color" officeooo:rsid="0079b822" officeooo:paragraph-rsid="0079b822" style:font-size-asian="12.25pt" style:font-style-asian="normal" style:font-size-complex="14pt" style:font-style-complex="normal"/>
    </style:style>
    <style:style style:name="P24" style:family="paragraph" style:parent-style-name="Standard">
      <style:paragraph-properties fo:text-align="start" style:justify-single-word="false"/>
      <style:text-properties fo:font-size="14pt" fo:font-style="normal" style:text-underline-style="solid" style:text-underline-width="auto" style:text-underline-color="font-color" officeooo:rsid="007ccec7" officeooo:paragraph-rsid="00f3e355" style:font-size-asian="12.25pt" style:font-style-asian="normal" style:font-size-complex="14pt" style:font-style-complex="normal"/>
    </style:style>
    <style:style style:name="P25"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officeooo:rsid="0003529a" officeooo:paragraph-rsid="00734af9" style:font-size-asian="16pt" style:font-style-asian="normal" style:font-size-complex="16pt" style:font-style-complex="normal"/>
    </style:style>
    <style:style style:name="P26"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officeooo:rsid="0003529a" officeooo:paragraph-rsid="0003529a" style:font-size-asian="16pt" style:font-style-asian="normal" style:font-size-complex="16pt" style:font-style-complex="normal"/>
    </style:style>
    <style:style style:name="P27" style:family="paragraph" style:parent-style-name="Standard">
      <style:paragraph-properties fo:text-align="start" style:justify-single-word="false"/>
      <style:text-properties officeooo:rsid="003c4ba9" officeooo:paragraph-rsid="003dfb4f"/>
    </style:style>
    <style:style style:name="P28" style:family="paragraph" style:parent-style-name="Standard">
      <style:paragraph-properties fo:text-align="start" style:justify-single-word="false" fo:break-before="page"/>
      <style:text-properties officeooo:rsid="0037b673" officeooo:paragraph-rsid="00a89fcb"/>
    </style:style>
    <style:style style:name="P29" style:family="paragraph" style:parent-style-name="Standard">
      <style:paragraph-properties fo:text-align="center" style:justify-single-word="false"/>
      <style:text-properties fo:font-size="18pt" fo:font-style="normal" style:text-underline-style="none" officeooo:rsid="00329e39" officeooo:paragraph-rsid="00329e39" style:font-size-asian="18pt" style:font-style-asian="normal" style:font-size-complex="18pt" style:font-style-complex="normal"/>
    </style:style>
    <style:style style:name="P30" style:family="paragraph" style:parent-style-name="Standard">
      <style:paragraph-properties fo:text-align="start" style:justify-single-word="false"/>
      <style:text-properties officeooo:rsid="004419cd" officeooo:paragraph-rsid="010387fd"/>
    </style:style>
    <style:style style:name="P31" style:family="paragraph" style:parent-style-name="Standard" style:list-style-name="L1">
      <style:paragraph-properties fo:text-align="start" style:justify-single-word="false"/>
      <style:text-properties fo:font-style="normal" officeooo:rsid="0062cc12" officeooo:paragraph-rsid="0062cc12" style:font-style-asian="normal" style:font-style-complex="normal"/>
    </style:style>
    <style:style style:name="P32" style:family="paragraph" style:parent-style-name="Standard" style:list-style-name="L1">
      <style:paragraph-properties fo:text-align="start" style:justify-single-word="false"/>
      <style:text-properties officeooo:paragraph-rsid="0062cc12"/>
    </style:style>
    <style:style style:name="P33" style:family="paragraph" style:parent-style-name="Standard">
      <style:paragraph-properties fo:text-align="start" style:justify-single-word="false" fo:break-before="page"/>
      <style:text-properties officeooo:paragraph-rsid="011ad8bb"/>
    </style:style>
    <style:style style:name="P34" style:family="paragraph" style:parent-style-name="Standard">
      <style:paragraph-properties fo:text-align="start" style:justify-single-word="false"/>
      <style:text-properties officeooo:paragraph-rsid="011eaff8"/>
    </style:style>
    <style:style style:name="P35" style:family="paragraph" style:parent-style-name="Standard">
      <style:paragraph-properties fo:text-align="start" style:justify-single-word="false"/>
      <style:text-properties officeooo:paragraph-rsid="0129f538"/>
    </style:style>
    <style:style style:name="P36" style:family="paragraph" style:parent-style-name="Standard" style:list-style-name="L1">
      <style:paragraph-properties fo:text-align="start" style:justify-single-word="false"/>
      <style:text-properties officeooo:rsid="00676fb4" officeooo:paragraph-rsid="00676fb4"/>
    </style:style>
    <style:style style:name="P37" style:family="paragraph" style:parent-style-name="Standard" style:list-style-name="L1">
      <style:paragraph-properties fo:text-align="start" style:justify-single-word="false"/>
      <style:text-properties officeooo:rsid="006ad8bf" officeooo:paragraph-rsid="006ad8bf"/>
    </style:style>
    <style:style style:name="P38" style:family="paragraph" style:parent-style-name="Standard" style:list-style-name="L1">
      <style:paragraph-properties fo:text-align="start" style:justify-single-word="false"/>
      <style:text-properties officeooo:rsid="006cc18f" officeooo:paragraph-rsid="006cc18f"/>
    </style:style>
    <style:style style:name="P39" style:family="paragraph" style:parent-style-name="Standard">
      <style:paragraph-properties fo:text-align="start" style:justify-single-word="false"/>
      <style:text-properties fo:font-size="14pt" fo:font-style="normal" style:text-underline-style="none" officeooo:rsid="010cba1d" officeooo:paragraph-rsid="010cba1d" style:font-size-asian="12.25pt" style:font-style-asian="normal" style:font-size-complex="14pt" style:font-style-complex="normal"/>
    </style:style>
    <style:style style:name="P40" style:family="paragraph" style:parent-style-name="Standard">
      <style:paragraph-properties fo:text-align="start" style:justify-single-word="false"/>
      <style:text-properties fo:font-size="14pt" fo:font-style="normal" style:text-underline-style="none" officeooo:rsid="00f575d1" officeooo:paragraph-rsid="00f575d1" style:font-size-asian="12.25pt" style:font-style-asian="normal" style:font-size-complex="14pt" style:font-style-complex="normal"/>
    </style:style>
    <style:style style:name="P41" style:family="paragraph" style:parent-style-name="Standard">
      <style:paragraph-properties fo:text-align="start" style:justify-single-word="false"/>
      <style:text-properties fo:font-size="14pt" fo:font-style="normal" style:text-underline-style="none" officeooo:rsid="011c8881" officeooo:paragraph-rsid="011c8881" style:font-size-asian="12.25pt" style:font-style-asian="normal" style:font-size-complex="14pt" style:font-style-complex="normal"/>
    </style:style>
    <style:style style:name="P42" style:family="paragraph" style:parent-style-name="Standard">
      <style:paragraph-properties fo:text-align="start" style:justify-single-word="false"/>
      <style:text-properties fo:font-size="14pt" fo:font-style="normal" style:text-underline-style="none" officeooo:rsid="011eaff8" officeooo:paragraph-rsid="0122d0db" style:font-size-asian="12.25pt" style:font-style-asian="normal" style:font-size-complex="14pt" style:font-style-complex="normal"/>
    </style:style>
    <style:style style:name="P43" style:family="paragraph" style:parent-style-name="Standard">
      <style:paragraph-properties fo:text-align="start" style:justify-single-word="false"/>
      <style:text-properties fo:font-size="14pt" fo:font-style="normal" style:text-underline-style="none" officeooo:rsid="0123e6d5" officeooo:paragraph-rsid="0123e6d5" style:font-size-asian="12.25pt" style:font-style-asian="normal" style:font-size-complex="14pt" style:font-style-complex="normal"/>
    </style:style>
    <style:style style:name="P44" style:family="paragraph" style:parent-style-name="Standard">
      <style:paragraph-properties fo:text-align="start" style:justify-single-word="false"/>
      <style:text-properties fo:font-size="14pt" fo:font-style="normal" style:text-underline-style="none" officeooo:rsid="012cfea8" officeooo:paragraph-rsid="012cfea8" style:font-size-asian="12.25pt" style:font-style-asian="normal" style:font-size-complex="14pt" style:font-style-complex="normal"/>
    </style:style>
    <style:style style:name="P45" style:family="paragraph" style:parent-style-name="Standard">
      <style:paragraph-properties fo:text-align="start" style:justify-single-word="false"/>
      <style:text-properties officeooo:rsid="011eaff8" officeooo:paragraph-rsid="011eaff8"/>
    </style:style>
    <style:style style:name="P46" style:family="paragraph" style:parent-style-name="Standard">
      <style:paragraph-properties fo:text-align="start" style:justify-single-word="false"/>
      <style:text-properties officeooo:rsid="0129f538" officeooo:paragraph-rsid="0129f538"/>
    </style:style>
    <style:style style:name="P47" style:family="paragraph">
      <style:text-properties style:font-name="F" fo:font-size="14pt" style:font-size-complex="14pt"/>
    </style:style>
    <style:style style:name="P48" style:family="paragraph">
      <loext:graphic-properties draw:fill="solid" draw:fill-color="#cccccc"/>
      <style:text-properties style:font-name="F" fo:font-size="14pt" style:font-size-complex="14pt"/>
    </style:style>
    <style:style style:name="P49" style:family="paragraph">
      <loext:graphic-properties draw:fill="solid" draw:fill-color="#cccccc"/>
      <style:text-properties fo:font-size="12pt"/>
    </style:style>
    <style:style style:name="P50" style:family="paragraph">
      <loext:graphic-properties draw:fill="solid" draw:fill-color="#cccccc"/>
      <style:text-properties fo:font-size="14pt" fo:font-style="normal" style:font-style-asian="normal" style:font-size-complex="14pt" style:font-style-complex="normal"/>
    </style:style>
    <style:style style:name="P51" style:family="paragraph">
      <loext:graphic-properties draw:fill="solid" draw:fill-color="#cccccc"/>
    </style:style>
    <style:style style:name="T1" style:family="text">
      <style:text-properties officeooo:rsid="009c2b3c"/>
    </style:style>
    <style:style style:name="T2" style:family="text">
      <style:text-properties officeooo:rsid="00a3ad42"/>
    </style:style>
    <style:style style:name="T3" style:family="text">
      <style:text-properties officeooo:rsid="00026b33"/>
    </style:style>
    <style:style style:name="T4" style:family="text">
      <style:text-properties officeooo:rsid="00045307"/>
    </style:style>
    <style:style style:name="T5" style:family="text">
      <style:text-properties officeooo:rsid="00061e6f"/>
    </style:style>
    <style:style style:name="T6" style:family="text">
      <style:text-properties officeooo:rsid="000b1c73"/>
    </style:style>
    <style:style style:name="T7" style:family="text">
      <style:text-properties officeooo:rsid="000bc666"/>
    </style:style>
    <style:style style:name="T8" style:family="text">
      <style:text-properties officeooo:rsid="000cff0c"/>
    </style:style>
    <style:style style:name="T9" style:family="text">
      <style:text-properties officeooo:rsid="000d085f"/>
    </style:style>
    <style:style style:name="T10" style:family="text">
      <style:text-properties officeooo:rsid="000d1844"/>
    </style:style>
    <style:style style:name="T11" style:family="text">
      <style:text-properties officeooo:rsid="000d6e64"/>
    </style:style>
    <style:style style:name="T12" style:family="text">
      <style:text-properties officeooo:rsid="000f563d"/>
    </style:style>
    <style:style style:name="T13" style:family="text">
      <style:text-properties officeooo:rsid="00101da5"/>
    </style:style>
    <style:style style:name="T14" style:family="text">
      <style:text-properties officeooo:rsid="00129929"/>
    </style:style>
    <style:style style:name="T15" style:family="text">
      <style:text-properties officeooo:rsid="0015c402"/>
    </style:style>
    <style:style style:name="T16" style:family="text">
      <style:text-properties fo:font-style="italic" officeooo:rsid="0015c402" style:font-style-asian="italic" style:font-style-complex="italic"/>
    </style:style>
    <style:style style:name="T17" style:family="text">
      <style:text-properties officeooo:rsid="00174d3b"/>
    </style:style>
    <style:style style:name="T18" style:family="text">
      <style:text-properties officeooo:rsid="0019599c"/>
    </style:style>
    <style:style style:name="T19" style:family="text">
      <style:text-properties officeooo:rsid="0019bc87"/>
    </style:style>
    <style:style style:name="T20" style:family="text">
      <style:text-properties officeooo:rsid="001c738d"/>
    </style:style>
    <style:style style:name="T21" style:family="text">
      <style:text-properties officeooo:rsid="001da94a"/>
    </style:style>
    <style:style style:name="T22" style:family="text">
      <style:text-properties officeooo:rsid="001fd5e8"/>
    </style:style>
    <style:style style:name="T23" style:family="text">
      <style:text-properties officeooo:rsid="00200298"/>
    </style:style>
    <style:style style:name="T24" style:family="text">
      <style:text-properties officeooo:rsid="0021f591"/>
    </style:style>
    <style:style style:name="T25" style:family="text">
      <style:text-properties fo:font-size="14pt" fo:font-style="normal" style:text-underline-style="none" style:font-size-asian="12.25pt" style:font-style-asian="normal" style:font-size-complex="14pt" style:font-style-complex="normal"/>
    </style:style>
    <style:style style:name="T26" style:family="text">
      <style:text-properties fo:font-size="14pt" fo:font-style="normal" style:text-underline-style="none" officeooo:rsid="0062cc12" style:font-size-asian="12.25pt" style:font-style-asian="normal" style:font-size-complex="14pt" style:font-style-complex="normal"/>
    </style:style>
    <style:style style:name="T27" style:family="text">
      <style:text-properties fo:font-size="14pt" fo:font-style="normal" style:text-underline-style="none" officeooo:rsid="00692a4c" style:font-size-asian="12.25pt" style:font-style-asian="normal" style:font-size-complex="14pt" style:font-style-complex="normal"/>
    </style:style>
    <style:style style:name="T28" style:family="text">
      <style:text-properties fo:font-size="14pt" fo:font-style="normal" style:text-underline-style="none" officeooo:rsid="006dbbd9" style:font-size-asian="12.25pt" style:font-style-asian="normal" style:font-size-complex="14pt" style:font-style-complex="normal"/>
    </style:style>
    <style:style style:name="T29" style:family="text">
      <style:text-properties fo:font-size="14pt" fo:font-style="normal" style:text-underline-style="none" officeooo:rsid="007013a6" style:font-size-asian="12.25pt" style:font-style-asian="normal" style:font-size-complex="14pt" style:font-style-complex="normal"/>
    </style:style>
    <style:style style:name="T30" style:family="text">
      <style:text-properties fo:font-size="14pt" fo:font-style="normal" style:text-underline-style="none" officeooo:rsid="00701e4c" style:font-size-asian="12.25pt" style:font-style-asian="normal" style:font-size-complex="14pt" style:font-style-complex="normal"/>
    </style:style>
    <style:style style:name="T31" style:family="text">
      <style:text-properties fo:font-size="14pt" fo:font-style="normal" style:text-underline-style="none" officeooo:rsid="004aeee8" style:font-size-asian="12.25pt" style:font-style-asian="normal" style:font-size-complex="14pt" style:font-style-complex="normal"/>
    </style:style>
    <style:style style:name="T32" style:family="text">
      <style:text-properties fo:font-size="14pt" fo:font-style="normal" style:text-underline-style="none" officeooo:rsid="004b77bb" style:font-size-asian="12.25pt" style:font-style-asian="normal" style:font-size-complex="14pt" style:font-style-complex="normal"/>
    </style:style>
    <style:style style:name="T33" style:family="text">
      <style:text-properties fo:font-size="14pt" fo:font-style="normal" style:text-underline-style="none" officeooo:rsid="0046d638" style:font-size-asian="12.25pt" style:font-style-asian="normal" style:font-size-complex="14pt" style:font-style-complex="normal"/>
    </style:style>
    <style:style style:name="T34" style:family="text">
      <style:text-properties fo:font-size="14pt" fo:font-style="normal" style:text-underline-style="none" officeooo:rsid="004c753b" style:font-size-asian="12.25pt" style:font-style-asian="normal" style:font-size-complex="14pt" style:font-style-complex="normal"/>
    </style:style>
    <style:style style:name="T35" style:family="text">
      <style:text-properties fo:font-size="14pt" fo:font-style="normal" style:text-underline-style="none" officeooo:rsid="0047549c" style:font-size-asian="12.25pt" style:font-style-asian="normal" style:font-size-complex="14pt" style:font-style-complex="normal"/>
    </style:style>
    <style:style style:name="T36" style:family="text">
      <style:text-properties fo:font-size="14pt" fo:font-style="normal" style:text-underline-style="none" officeooo:rsid="004d0921" style:font-size-asian="12.25pt" style:font-style-asian="normal" style:font-size-complex="14pt" style:font-style-complex="normal"/>
    </style:style>
    <style:style style:name="T37" style:family="text">
      <style:text-properties fo:font-size="14pt" fo:font-style="normal" style:text-underline-style="none" officeooo:rsid="004db966" style:font-size-asian="12.25pt" style:font-style-asian="normal" style:font-size-complex="14pt" style:font-style-complex="normal"/>
    </style:style>
    <style:style style:name="T38" style:family="text">
      <style:text-properties fo:font-size="14pt" fo:font-style="normal" style:text-underline-style="none" officeooo:rsid="00557bb5" style:font-size-asian="12.25pt" style:font-style-asian="normal" style:font-size-complex="14pt" style:font-style-complex="normal"/>
    </style:style>
    <style:style style:name="T39" style:family="text">
      <style:text-properties fo:font-size="14pt" fo:font-style="normal" style:text-underline-style="none" officeooo:rsid="004e0973" style:font-size-asian="12.25pt" style:font-style-asian="normal" style:font-size-complex="14pt" style:font-style-complex="normal"/>
    </style:style>
    <style:style style:name="T40" style:family="text">
      <style:text-properties fo:font-size="14pt" fo:font-style="normal" style:text-underline-style="none" officeooo:rsid="005758e2" style:font-size-asian="12.25pt" style:font-style-asian="normal" style:font-size-complex="14pt" style:font-style-complex="normal"/>
    </style:style>
    <style:style style:name="T41" style:family="text">
      <style:text-properties fo:font-size="14pt" fo:font-style="normal" style:text-underline-style="none" officeooo:rsid="00586d6e" style:font-size-asian="12.25pt" style:font-style-asian="normal" style:font-size-complex="14pt" style:font-style-complex="normal"/>
    </style:style>
    <style:style style:name="T42" style:family="text">
      <style:text-properties fo:font-size="14pt" fo:font-style="normal" style:text-underline-style="none" officeooo:rsid="005b3e67" style:font-size-asian="12.25pt" style:font-style-asian="normal" style:font-size-complex="14pt" style:font-style-complex="normal"/>
    </style:style>
    <style:style style:name="T43" style:family="text">
      <style:text-properties fo:font-size="14pt" fo:font-style="normal" style:text-underline-style="none" officeooo:rsid="005b7f44" style:font-size-asian="12.25pt" style:font-style-asian="normal" style:font-size-complex="14pt" style:font-style-complex="normal"/>
    </style:style>
    <style:style style:name="T44" style:family="text">
      <style:text-properties fo:font-size="14pt" fo:font-style="normal" style:text-underline-style="none" officeooo:rsid="004f62e2" style:font-size-asian="12.25pt" style:font-style-asian="normal" style:font-size-complex="14pt" style:font-style-complex="normal"/>
    </style:style>
    <style:style style:name="T45" style:family="text">
      <style:text-properties fo:font-size="14pt" fo:font-style="normal" style:text-underline-style="none" officeooo:rsid="00613baf" style:font-size-asian="12.25pt" style:font-style-asian="normal" style:font-size-complex="14pt" style:font-style-complex="normal"/>
    </style:style>
    <style:style style:name="T46" style:family="text">
      <style:text-properties fo:font-size="14pt" fo:font-style="normal" style:text-underline-style="none" officeooo:rsid="01002999" style:font-size-asian="12.25pt" style:font-style-asian="normal" style:font-size-complex="14pt" style:font-style-complex="normal"/>
    </style:style>
    <style:style style:name="T47" style:family="text">
      <style:text-properties fo:font-size="14pt" fo:font-style="normal" style:text-underline-style="none" officeooo:rsid="0103c799" style:font-size-asian="12.25pt" style:font-style-asian="normal" style:font-size-complex="14pt" style:font-style-complex="normal"/>
    </style:style>
    <style:style style:name="T48" style:family="text">
      <style:text-properties fo:font-size="14pt" fo:font-style="normal" style:text-underline-style="none" officeooo:rsid="0104b76b" style:font-size-asian="12.25pt" style:font-style-asian="normal" style:font-size-complex="14pt" style:font-style-complex="normal"/>
    </style:style>
    <style:style style:name="T49" style:family="text">
      <style:text-properties fo:font-size="14pt" fo:font-style="normal" style:text-underline-style="none" officeooo:rsid="01393956" style:font-size-asian="12.25pt" style:font-style-asian="normal" style:font-size-complex="14pt" style:font-style-complex="normal"/>
    </style:style>
    <style:style style:name="T50" style:family="text">
      <style:text-properties fo:font-size="14pt" fo:font-style="normal" style:text-underline-style="none" officeooo:rsid="013a05dc" style:font-size-asian="12.25pt" style:font-style-asian="normal" style:font-size-complex="14pt" style:font-style-complex="normal"/>
    </style:style>
    <style:style style:name="T51" style:family="text">
      <style:text-properties fo:font-size="14pt" fo:font-style="normal" style:text-underline-style="solid" style:text-underline-width="auto" style:text-underline-color="font-color" style:font-size-asian="12.25pt" style:font-style-asian="normal" style:font-size-complex="14pt" style:font-style-complex="normal"/>
    </style:style>
    <style:style style:name="T52" style:family="text">
      <style:text-properties fo:font-size="14pt" fo:font-style="normal" style:text-underline-style="solid" style:text-underline-width="auto" style:text-underline-color="font-color" officeooo:rsid="007ccec7" style:font-size-asian="12.25pt" style:font-style-asian="normal" style:font-size-complex="14pt" style:font-style-complex="normal"/>
    </style:style>
    <style:style style:name="T53" style:family="text">
      <style:text-properties fo:font-size="14pt" fo:font-style="normal" style:text-underline-style="solid" style:text-underline-width="auto" style:text-underline-color="font-color" officeooo:rsid="012d366f" style:font-size-asian="12.25pt" style:font-style-asian="normal" style:font-size-complex="14pt" style:font-style-complex="normal"/>
    </style:style>
    <style:style style:name="T54" style:family="text">
      <style:text-properties fo:font-size="14pt" style:text-underline-style="none" style:font-size-asian="12.25pt" style:font-size-complex="14pt"/>
    </style:style>
    <style:style style:name="T55" style:family="text">
      <style:text-properties fo:font-size="14pt" style:text-underline-style="none" officeooo:rsid="00669264" style:font-size-asian="12.25pt" style:font-size-complex="14pt"/>
    </style:style>
    <style:style style:name="T56" style:family="text">
      <style:text-properties fo:font-size="14pt" fo:font-style="italic" style:text-underline-style="none" officeooo:rsid="003c4ba9" style:font-size-asian="12.25pt" style:font-style-asian="italic" style:font-size-complex="14pt" style:font-style-complex="italic"/>
    </style:style>
    <style:style style:name="T57" style:family="text">
      <style:text-properties fo:font-size="14pt" fo:font-style="italic" style:text-underline-style="none" officeooo:rsid="00fdcd1c" style:font-size-asian="12.25pt" style:font-style-asian="italic" style:font-size-complex="14pt" style:font-style-complex="italic"/>
    </style:style>
    <style:style style:name="T58" style:family="text">
      <style:text-properties fo:font-size="14pt" fo:font-style="italic" style:text-underline-style="solid" style:text-underline-width="auto" style:text-underline-color="font-color" officeooo:rsid="003dfb4f" style:font-size-asian="12.25pt" style:font-style-asian="italic" style:font-size-complex="14pt" style:font-style-complex="italic"/>
    </style:style>
    <style:style style:name="T59" style:family="text">
      <style:text-properties officeooo:rsid="002d6be7"/>
    </style:style>
    <style:style style:name="T60" style:family="text">
      <style:text-properties officeooo:rsid="007c549b"/>
    </style:style>
    <style:style style:name="T61" style:family="text">
      <style:text-properties officeooo:rsid="007ccec7"/>
    </style:style>
    <style:style style:name="T62" style:family="text">
      <style:text-properties officeooo:rsid="00825760"/>
    </style:style>
    <style:style style:name="T63" style:family="text">
      <style:text-properties officeooo:rsid="00825792"/>
    </style:style>
    <style:style style:name="T64" style:family="text">
      <style:text-properties officeooo:rsid="00975d82"/>
    </style:style>
    <style:style style:name="T65" style:family="text">
      <style:text-properties officeooo:rsid="00c0d8b2"/>
    </style:style>
    <style:style style:name="T66" style:family="text">
      <style:text-properties officeooo:rsid="00c66487"/>
    </style:style>
    <style:style style:name="T67" style:family="text">
      <style:text-properties officeooo:rsid="00cb82b3"/>
    </style:style>
    <style:style style:name="T68" style:family="text">
      <style:text-properties officeooo:rsid="001290f6"/>
    </style:style>
    <style:style style:name="T69" style:family="text">
      <style:text-properties officeooo:rsid="00f0f855"/>
    </style:style>
    <style:style style:name="T70" style:family="text">
      <style:text-properties officeooo:rsid="00e37bf3"/>
    </style:style>
    <style:style style:name="T71" style:family="text">
      <style:text-properties officeooo:rsid="01081039"/>
    </style:style>
    <style:style style:name="T72" style:family="text">
      <style:text-properties officeooo:rsid="0109ae84"/>
    </style:style>
    <style:style style:name="T73" style:family="text">
      <style:text-properties officeooo:rsid="010c39db"/>
    </style:style>
    <style:style style:name="T74" style:family="text">
      <style:text-properties officeooo:rsid="01178049"/>
    </style:style>
    <style:style style:name="T75" style:family="text">
      <style:text-properties officeooo:rsid="011e3802"/>
    </style:style>
    <style:style style:name="T76" style:family="text">
      <style:text-properties officeooo:rsid="012154e6"/>
    </style:style>
    <style:style style:name="T77" style:family="text">
      <style:text-properties officeooo:rsid="0121b587"/>
    </style:style>
    <style:style style:name="T78" style:family="text">
      <style:text-properties officeooo:rsid="01251cfa"/>
    </style:style>
    <style:style style:name="T79" style:family="text">
      <style:text-properties officeooo:rsid="01264590"/>
    </style:style>
    <style:style style:name="T80" style:family="text">
      <style:text-properties officeooo:rsid="01290149"/>
    </style:style>
    <style:style style:name="T81" style:family="text">
      <style:text-properties officeooo:rsid="012adf60"/>
    </style:style>
    <style:style style:name="T82" style:family="text">
      <style:text-properties officeooo:rsid="012d7e02"/>
    </style:style>
    <style:style style:name="T83" style:family="text">
      <style:text-properties officeooo:rsid="012e4fe0"/>
    </style:style>
    <style:style style:name="T84" style:family="text">
      <style:text-properties officeooo:rsid="012f9a31"/>
    </style:style>
    <style:style style:name="T85" style:family="text">
      <style:text-properties officeooo:rsid="01312483"/>
    </style:style>
    <style:style style:name="T86" style:family="text">
      <style:text-properties officeooo:rsid="0131e147"/>
    </style:style>
    <style:style style:name="T87" style:family="text">
      <style:text-properties officeooo:rsid="0131ed20"/>
    </style:style>
    <style:style style:name="T88" style:family="text">
      <style:text-properties officeooo:rsid="0132e455"/>
    </style:style>
    <style:style style:name="T89" style:family="text">
      <style:text-properties officeooo:rsid="0137a31f"/>
    </style:style>
    <style:style style:name="T90" style:family="text">
      <style:text-properties fo:font-size="12pt"/>
    </style:style>
    <style:style style:name="T91" style:family="text">
      <style:text-properties fo:font-size="12pt" fo:font-style="normal" style:font-style-asian="normal" style:font-size-complex="14pt" style:font-style-complex="normal"/>
    </style:style>
    <style:style style:name="T92" style:family="text">
      <style:text-properties fo:font-size="11pt" style:font-size-asian="10pt" style:font-size-complex="11pt"/>
    </style:style>
    <style:style style:name="fr1" style:family="graphic" style:parent-style-name="OLE">
      <style:graphic-properties style:vertical-pos="middle" style:vertical-rel="baseline" style:horizontal-pos="from-left"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cccccc" fo:min-height="0.827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ccccc" fo:min-height="3.896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ccccc" fo:min-he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cccccc" fo:min-height="3.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cccccc" fo:min-height="10.46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cccccc" fo:min-height="3.41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ign Document For A Custom Programming Language</text:p>
      <text:p text:style-name="P29">By James Barnfather</text:p>
      <text:p text:style-name="P4"/>
      <text:p text:style-name="P4">This document describes the design and <text:span text:style-name="T65">the </text:span>technical <text:span text:style-name="T65">implementation</text:span> of a new programming language name<text:span text:style-name="T3">d</text:span> “Kilt” <text:span text:style-name="T65">and it’s compiler.</text:span></text:p>
      <text:p text:style-name="P4"/>
      <text:p text:style-name="P17">Kilt is a procedural, statically typed, toy programming language <text:span text:style-name="T67">designed for simple scripts and light application’s development.</text:span></text:p>
      <text:p text:style-name="P17"/>
      <text:p text:style-name="P20"><text:span text:style-name="T69">Example </text:span>Code:</text:p>
      <text:p text:style-name="P21"><draw:frame text:anchor-type="as-char" svg:y="-1.05cm" draw:z-index="5" draw:name="Text Frame 6" draw:style-name="gr2" draw:text-style-name="P49" svg:width="17.001cm" svg:height="3.897cm"><draw:text-box><text:p><text:span text:style-name="T90">func hello(name : string, age : int) {</text:span></text:p><text:p><text:span text:style-name="T90"><text:s text:c="4"/></text:span><text:span text:style-name="T90">println("Hello, my name is ", name, " and i am ", age, " years old!");</text:span></text:p><text:p><text:span text:style-name="T90">}</text:span></text:p><text:p><text:span text:style-name="T90"/></text:p><text:p><text:span text:style-name="T90">my_name := "James";</text:span></text:p><text:p><text:span text:style-name="T90">my_age := 17;</text:span></text:p><text:p><text:span text:style-name="T90"/></text:p><text:p><text:span text:style-name="T90">hello(my_name, my_age);</text:span></text:p></draw:text-box></draw:frame><text:span text:style-name="T70">Output: “Hello, my name is James and I am 17 Years Old!!!”</text:span></text:p>
      <text:p text:style-name="P26">The Language Specification</text:p>
      <text:p text:style-name="P5"/>
      <text:p text:style-name="P6">Kilt is a <text:span text:style-name="T17">statically</text:span><text:span text:style-name="T4"> typed</text:span> programming language <text:span text:style-name="T5">focused on a procedural programming approach, despite this the language will have support for classes that contain </text:span><text:span text:style-name="T6">basic</text:span><text:span text:style-name="T5"> members </text:span><text:span text:style-name="T6">and</text:span><text:span text:style-name="T5"> methods. </text:span><text:span text:style-name="T7">Kilt’s code begins </text:span><text:span text:style-name="T8">its ex</text:span><text:span text:style-name="T9">ec</text:span><text:span text:style-name="T8">ution</text:span><text:span text:style-name="T7"> from the top and executes down, there is no single start point </text:span><text:span text:style-name="T10">or</text:span><text:span text:style-name="T7"> function </text:span><text:span text:style-name="T10">for the programs execution</text:span><text:span text:style-name="T7"> unlike for e.g. C++ which starts at its main functions. </text:span><text:span text:style-name="T11">The language will have support for basic types like int</text:span><text:span text:style-name="T12">eger &amp; floating point numbers</text:span><text:span text:style-name="T11">, bool</text:span><text:span text:style-name="T12">eans</text:span><text:span text:style-name="T11">’, </text:span><text:span text:style-name="T13">string’s and arrays.</text:span></text:p>
      <text:p text:style-name="P6"/>
      <text:p text:style-name="P15">Here’s and example of a simple program that calculates the factorial of a number:</text:p>
      <text:p text:style-name="P16"><draw:frame text:anchor-type="as-char" svg:y="-1.05cm" draw:z-index="0" draw:name="Text Frame 1" draw:style-name="gr6" draw:text-style-name="P49" svg:width="17.001cm" svg:height="3.41cm"><draw:text-box><text:p><text:span text:style-name="T90">func factorial(n : int) : int</text:span></text:p><text:p><text:span text:style-name="T90">{</text:span></text:p><text:p><text:span text:style-name="T90"><text:tab/></text:span><text:span text:style-name="T90">if n == 0 { return 0; }</text:span></text:p><text:p><text:span text:style-name="T90"><text:tab/></text:span><text:span text:style-name="T90">return n * factorial(n - 1);</text:span></text:p><text:p><text:span text:style-name="T90">}</text:span></text:p><text:p><text:span text:style-name="T90"/></text:p><text:p><text:span text:style-name="T90">factorial(5);</text:span></text:p></draw:text-box></draw:frame></text:p>
      <text:p text:style-name="P16"><text:span text:style-name="T68">As you can see from this code snippet, </text:span><text:span text:style-name="T18">the language </text:span><text:span text:style-name="T64">features</text:span><text:span text:style-name="T18"> many</text:span><text:span text:style-name="T68"> concepts like recursion, function return types, code flow, and function </text:span><text:span text:style-name="T14">arguments </text:span><text:span text:style-name="T21">built-in and at your disposal</text:span><text:span text:style-name="T18">.</text:span><text:span text:style-name="T14"> </text:span><text:span text:style-name="T19">Another</text:span><text:span text:style-name="T15"> thing you’ll notice is that the variable </text:span><text:span text:style-name="T16">n</text:span><text:span text:style-name="T15"> is declared as being of type </text:span><text:span text:style-name="T16">int</text:span><text:span text:style-name="T15">, </text:span><text:span text:style-name="T17">this is an example of </text:span><text:span text:style-name="T20">how </text:span><text:span text:style-name="T22">variable type in this language are static, as in</text:span><text:span text:style-name="T20"> its type is always known by the compiler during compilation, </text:span><text:span text:style-name="T23">which means</text:span><text:span text:style-name="T20"> the variables type is immutable, this makes it simpler to reason with the code at hand, and it makes the compilers life simpler by being able to report an error whe</text:span><text:span text:style-name="T24">n</text:span><text:span text:style-name="T20"> you attempt to assign a value that is invalid with its type </text:span><text:span text:style-name="T24">at compile time instead of runtime.</text:span></text:p>
      <text:p text:style-name="P7"/>
      <text:p text:style-name="P19">The type isn't necessary when a variable is declared because the language will attempt to infer the type if no type is given but a value is, <text:span text:style-name="T59">for e.g. you could define a variable like:</text:span></text:p>
      <text:p text:style-name="P19"><draw:frame text:anchor-type="as-char" draw:z-index="1" draw:name="Text Frame 3" draw:style-name="gr3" draw:text-style-name="P50" svg:width="17.001cm" svg:height="0.5cm"><draw:text-box><text:p><text:span text:style-name="T91">age : int = 17;</text:span></text:p></draw:text-box></draw:frame></text:p>
      <text:p text:style-name="P18">or you could define it as:</text:p>
      <text:p text:style-name="P18"><draw:frame text:anchor-type="as-char" draw:z-index="4" draw:name="Text Frame 2" draw:style-name="gr3" draw:text-style-name="P50" svg:width="17.001cm" svg:height="0.5cm"><draw:text-box><text:p><text:span text:style-name="T91">age := 17;</text:span></text:p></draw:text-box></draw:frame></text:p>
      <text:p text:style-name="P14">either way the type is the same as 17 is a integer literal, if it was <text:span text:style-name="T66">assigned</text:span> 17.42 it would be inferred as a float because its value is float literal.</text:p>
      <text:p text:style-name="P28"><text:span text:style-name="T56">* The following is written in BNF notation which is way to define </text:span><text:span text:style-name="T57">a</text:span><text:span text:style-name="T56"> context-free grammar, for more information follow </text:span><text:a xlink:type="simple" xlink:href="https://en.wikipedia.org/wiki/Backus–Naur_form" text:style-name="Internet_20_link" text:visited-style-name="Visited_20_Internet_20_Link"><text:span text:style-name="T58">this link</text:span></text:a><text:span text:style-name="T56">.</text:span></text:p>
      <text:p text:style-name="P27"><draw:frame text:anchor-type="as-char" draw:z-index="2" draw:name="Text Frame 4" draw:style-name="gr5" draw:text-style-name="P51" svg:width="17.059cm" svg:height="10.469cm"><draw:text-box><text:p><text:span text:style-name="T92">&lt;statement&gt; ::= "if" &lt;condition&gt; &lt;statement-block&gt; ("else" &lt;statement-block&gt;)?</text:span></text:p><text:p><text:span text:style-name="T92"><text:tab/></text:span><text:span text:style-name="T92">| "loop" &lt;statement-block&gt;</text:span></text:p><text:p><text:span text:style-name="T92"><text:tab/></text:span><text:span text:style-name="T92">| "for" (&lt;variable-decleration&gt; | &lt;expression&gt;) ',' &lt;condition&gt; ',' &lt;expression&gt; &lt;statement-block&gt;</text:span></text:p><text:p><text:span text:style-name="T92"><text:tab/></text:span><text:span text:style-name="T92">| "func" &lt;identifier&gt; "(" &lt;argument-list-decleration&gt; ")" (":" &lt;identifier)? &lt;statement-block&gt;?</text:span></text:p><text:p><text:span text:style-name="T92"><text:tab/></text:span><text:span text:style-name="T92">| "return" &lt;expression&gt; ';'</text:span></text:p><text:p><text:span text:style-name="T92"><text:tab/></text:span><text:span text:style-name="T92">| "break" ';'</text:span></text:p><text:p><text:span text:style-name="T92"><text:tab/></text:span><text:span text:style-name="T92">| "continue" ';'</text:span></text:p><text:p><text:span text:style-name="T92"><text:tab/></text:span><text:span text:style-name="T92">| &lt;expression&gt; ';'</text:span></text:p><text:p><text:span text:style-name="T92"><text:tab/></text:span><text:span text:style-name="T92">| &lt;variable-decleration&gt; ';'</text:span></text:p><text:p><text:span text:style-name="T92"><text:tab/></text:span><text:span text:style-name="T92">| &lt;statement-block&gt;</text:span></text:p><text:p/><text:p><text:span text:style-name="T92">&lt;statement-list&gt; ::= &lt;statement&gt;*</text:span></text:p><text:p><text:span text:style-name="T92">&lt;statement-block&gt; :: "{" &lt;statement-list&gt; "}"</text:span></text:p><text:p/><text:p><text:span text:style-name="T92">&lt;variable-decleration&gt; ::= &lt;identifier&gt; &lt;identifier&gt; ("=" &lt;expression&gt;)?</text:span></text:p><text:p/><text:p><text:span text:style-name="T92">&lt;argument-list-decleration&gt; ::= &lt;variable-decleration&gt; (',' &lt;variable-decleration&gt;)*</text:span></text:p><text:p><text:span text:style-name="T92">&lt;argument-list&gt; ::= &lt;expression&gt; (',' &lt;expression&gt;)*</text:span></text:p><text:p/><text:p><text:span text:style-name="T92">&lt;condition&gt; ::= &lt;expression&gt; ("==" | "!=" | "&gt;=" | "&lt;=" | "&gt;" | "&lt;" |) &lt;expression&gt;</text:span></text:p><text:p><text:span text:style-name="T92">&lt;expression&gt; ::= string | integer | float | identifier</text:span></text:p><text:p/><text:p><text:span text:style-name="T92">&lt;function-call&gt; ::= &lt;identifier&gt; '(' &lt;argument-list&gt; ')'</text:span></text:p></draw:text-box></draw:frame></text:p>
      <text:p text:style-name="P30"><text:span text:style-name="T25">In la</text:span><text:span text:style-name="T31">y</text:span><text:span text:style-name="T25">m</text:span><text:span text:style-name="T31">a</text:span><text:span text:style-name="T25">n’</text:span><text:span text:style-name="T32">s</text:span><text:span text:style-name="T25"> terms, </text:span><text:span text:style-name="T33">the program is broken down into a list of statements, </text:span><text:span text:style-name="T34">a statement can be of various types</text:span><text:span text:style-name="T33"> like </text:span><text:span text:style-name="T34">a</text:span><text:span text:style-name="T33"> variable decl</text:span><text:span text:style-name="T35">a</text:span><text:span text:style-name="T33">ration, if statement’s, for loops, return statements, expressions etc. </text:span><text:span text:style-name="T36">This languages grammar is recursive in nature, as it allows the code to be more expressive and pragmatic, in opposition to a grammar that is context sensitive, </text:span><text:span text:style-name="T37">an example of </text:span><text:span text:style-name="T38">its recursive design</text:span><text:span text:style-name="T37"> is that a function decl</text:span><text:span text:style-name="T39">a</text:span><text:span text:style-name="T37">ration is a statement, and the function decl</text:span><text:span text:style-name="T39">a</text:span><text:span text:style-name="T37">ration contains a code-block which is a list of statements, </text:span><text:span text:style-name="T40">so your could have a function statement defined within another function statement ad n</text:span><text:span text:style-name="T41">auseam</text:span><text:span text:style-name="T37">. </text:span><text:span text:style-name="T42">As of right now </text:span><text:span text:style-name="T43">(01:07am, 13/02) </text:span><text:span text:style-name="T42"><text:s/>i</text:span><text:span text:style-name="T44"> </text:span><text:span text:style-name="T46">haven’t</text:span><text:span text:style-name="T44"> designed the grammar for classes as they're implementation</text:span><text:span text:style-name="T45"> </text:span><text:span text:style-name="T46">is something that </text:span><text:span text:style-name="T47">heavily depends on the rest of the language design, and theyre design is something which is dependent on its implementation details.</text:span></text:p>
      <text:p text:style-name="P3"/>
      <text:p text:style-name="P13">The design I have described here only pertains to features the I can guarantee to exist within the final version, other features that I hope to have but may not be able too are:</text:p>
      <text:list text:style-name="L1">
        <text:list-item>
          <text:p text:style-name="P31"><text:span text:style-name="T54">Enums </text:span><text:span text:style-name="T55">similar to C/C++.</text:span></text:p>
        </text:list-item>
        <text:list-item>
          <text:p text:style-name="P32"><text:span text:style-name="T26">Defer statement’s similar to </text:span><text:a xlink:type="simple" xlink:href="https://go.dev/tour/flowcontrol/12" text:style-name="Internet_20_link" text:visited-style-name="Visited_20_Internet_20_Link"><text:span text:style-name="T50">Golang</text:span></text:a><text:span text:style-name="T26">.</text:span></text:p>
        </text:list-item>
        <text:list-item>
          <text:p text:style-name="P36"><text:span text:style-name="T26">P</text:span><text:span text:style-name="T25">attern matching </text:span><text:span text:style-name="T27">similar to </text:span><text:span text:style-name="T49">H</text:span><text:span text:style-name="T48">askell or</text:span><text:span text:style-name="T27"> </text:span><text:span text:style-name="T50">R</text:span><text:span text:style-name="T27">ust.</text:span></text:p>
        </text:list-item>
        <text:list-item>
          <text:p text:style-name="P37"><text:span text:style-name="T27">T</text:span><text:span text:style-name="T25">he ability to call functions before their declaration.</text:span></text:p>
        </text:list-item>
        <text:list-item>
          <text:p text:style-name="P38"><text:span text:style-name="T25">A foreign-function interface </text:span><text:span text:style-name="T29">(FFI)</text:span><text:span text:style-name="T25"> </text:span><text:span text:style-name="T28">for </text:span><text:span text:style-name="T30">calling</text:span><text:span text:style-name="T28"> code written outside of Kilt, for example calling a function written in C.</text:span></text:p>
        </text:list-item>
      </text:list>
      <text:p text:style-name="P25">Compiler Specification</text:p>
      <text:p text:style-name="P8"/>
      <text:p text:style-name="P9">The compiler is broken down into 4 stages.</text:p>
      <text:p text:style-name="P9"/>
      <text:p text:style-name="P23">Lex<text:span text:style-name="T60">ica</text:span>l <text:span text:style-name="T61">Analysis</text:span></text:p>
      <text:p text:style-name="P10">This is the process of turning raw text, into a more abstract form commonly known as Token’s, <text:span text:style-name="T62">a token is an abstract piece of data used for parsing, the leaves out useless white-space like spaces and comments. </text:span><text:span text:style-name="T63">A token usually contains a type, text, and information relating to where in the text the token occurs (this makes reporting error’s simpler).</text:span></text:p>
      <text:p text:style-name="P10"/>
      <text:p text:style-name="P11">Converting text to tokens can be seen in this example:</text:p>
      <text:p text:style-name="P11"><draw:frame text:anchor-type="char" draw:z-index="3" draw:name="Text Frame 5" draw:style-name="gr4" draw:text-style-name="P50" svg:width="16.934cm" svg:height="3.46cm" svg:x="0.079cm" svg:y="0.067cm"><draw:text-box><text:p><text:span text:style-name="T91">Input:</text:span></text:p><text:p><text:span text:style-name="T91">Age : int = 17;</text:span></text:p><text:p><text:span text:style-name="T91"/></text:p><text:p><text:span text:style-name="T91">Is converted into</text:span></text:p><text:p><text:span text:style-name="T91"/></text:p><text:p><text:span text:style-name="T91">Output:</text:span></text:p><text:p><text:span text:style-name="T91">Identifier Colon Identifier Equals Literal</text:span></text:p></draw:text-box></draw:frame></text:p>
      <text:p text:style-name="P11"/>
      <text:p text:style-name="P11"/>
      <text:p text:style-name="P11"/>
      <text:p text:style-name="P11"/>
      <text:p text:style-name="P11"/>
      <text:p text:style-name="P12"/>
      <text:p text:style-name="P12">As you can see this form of representation is much simpler, because in the end the specifics don’t really matter until later-on in the compilation process.</text:p>
      <text:p text:style-name="P12"/>
      <text:p text:style-name="P24">Recursive Descent Parser</text:p>
      <text:p text:style-name="P22">Once you have a stream of tokens we then execute the process of converting tokens into an Abstract Syntax Tree (AST), <text:span text:style-name="T71">the way we do this is by stepping through the token’s and doing executing code paths depending on which token’s we encounter, this is entirely written in a recursive nature which explains the step’s name. </text:span><text:span text:style-name="T72">As we iterate through the token’s we slowly build-up our AST </text:span><text:span text:style-name="T73">for use in the appending steps.</text:span></text:p>
      <text:p text:style-name="P22"/>
      <text:p text:style-name="P39">An example of an abstract syntax tree for <text:span text:style-name="T74">the expression “5 + (8 – 2)”:</text:span></text:p>
      <text:p text:style-name="P39"><draw:frame draw:style-name="fr1" draw:name="Object1" text:anchor-type="as-char" svg:width="8.454cm" svg:height="5.475cm" draw:z-index="6"><draw:object xlink:href="./Object 2" xlink:type="simple" xlink:show="embed" xlink:actuate="onLoad"/><draw:image xlink:href="./ObjectReplacements/Object 2" xlink:type="simple" xlink:show="embed" xlink:actuate="onLoad"/></draw:frame></text:p>
      <text:p text:style-name="P33"><text:span text:style-name="T52">Type Checking</text:span></text:p>
      <text:p text:style-name="P41">Now that we have our AST we can now traverse the tree, and use it to compare the types of values, to make sure we abide by the languages rules, for e.g. “true + 25.7” should’nt be allowed in the language because it break’s the rules of the type system, we enforce these rules during the type checking stage. <text:span text:style-name="T75">We gather all our value’s and compare them to what is expected of the code, and when a rule is broken we report an error.</text:span></text:p>
      <text:p text:style-name="P34"><text:span text:style-name="T52"/></text:p>
      <text:p text:style-name="P45"><text:span text:style-name="T52">B</text:span><text:span text:style-name="T51">ytecode Emitter</text:span></text:p>
      <text:p text:style-name="P42">In the same way we check type’s, we once again traverse the tree and we generate an abstract form of code known as Bytecode. <text:span text:style-name="T76">Bytecode is essentially a set of custom machine-code like instruction’s, which we use to actually execute the program, </text:span><text:span text:style-name="T77">to demonstrate an example of bytecode we’ll use the same expression that the we used to generate our AST example, “5 + (8 – 2)” this expression in bytecode would be:</text:span><draw:frame text:anchor-type="as-char" svg:y="-1.05cm" draw:z-index="7" draw:name="Text Frame 7" draw:style-name="gr1" draw:text-style-name="P48" svg:width="17.001cm" svg:height="2.472cm"><draw:text-box><text:p text:style-name="P47"><text:span text:style-name="T90">PUSH 5</text:span></text:p><text:p text:style-name="P47"><text:span text:style-name="T90">PUSH 8</text:span></text:p><text:p text:style-name="P47"><text:span text:style-name="T90">PUSH 2</text:span></text:p><text:p text:style-name="P47"><text:span text:style-name="T90">MINUS</text:span></text:p><text:p text:style-name="P47"><text:span text:style-name="T90">ADD</text:span></text:p></draw:text-box></draw:frame></text:p>
      <text:p text:style-name="P43">Our bytecode is based around the concept of a stack, which is a data structure based on the l<text:span text:style-name="T81">a</text:span>st-in first-out (LIFO) principle, <text:span text:style-name="T78">basically it’s like a stack of plate’s where the first one you use is the one, at the top, which would also be the most recent once you put one, </text:span><text:span text:style-name="T79">our code work’s the same we push value’s onto a stack and instruction’s like MINUS and ADD pop value’s of</text:span><text:span text:style-name="T80">f, perform some arithmetic on them and then push the result back onto the stack.</text:span></text:p>
      <text:p text:style-name="P35"><text:span text:style-name="T52"/></text:p>
      <text:p text:style-name="P46"><text:span text:style-name="T52">V</text:span><text:span text:style-name="T51">irtual Machine </text:span><text:span text:style-name="T53">(VM)</text:span></text:p>
      <text:p text:style-name="P44">Once we have our generated bytecode we then execute it using a custom virtual machine, which is designed to run our homegrown bytecode, <text:span text:style-name="T82">our VM contain’s a stack, a stream of instruction’s, </text:span><text:span text:style-name="T85">an environment which is used to keep track of variables</text:span><text:span text:style-name="T82">, and a program counter (PC) to keep track of which instruction </text:span><text:span text:style-name="T87">we’</text:span><text:span text:style-name="T88">re</text:span><text:span text:style-name="T82"> on. </text:span><text:span text:style-name="T83">The VM iterate’s through the </text:span><text:span text:style-name="T84">program </text:span><text:span text:style-name="T89">and</text:span><text:span text:style-name="T84"> executing instruction’s </text:span><text:span text:style-name="T89">until we reach the end of the strea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a3515d"/>
    </style:style>
    <style:style style:name="MT1" style:family="text">
      <style:text-properties officeooo:rsid="009c2b3c"/>
    </style:style>
    <style:style style:name="MT2" style:family="text">
      <style:text-properties officeooo:rsid="00a3ad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051cm" fo:background-color="transparent" style:dynamic-spacing="false" draw:fill="none" draw:fill-color="#999999"/>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5</text:page-number><text:s/><text:span text:style-name="MT2">of </text:span><text:span text:style-name="MT2"><text:page-count>5</text:page-count></text:span></text:p>
      </style:footer>
      <style:footer-left>
        <text:p text:style-name="MP1"><text:span text:style-name="MT1">Page </text:span><text:page-number text:select-page="current">4</text:page-number><text:s/><text:span text:style-name="MT2">of </text:span><text:span text:style-name="MT2"><text:page-count>5</text:page-count></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0:16:15.692577432</meta:creation-date>
    <dc:date>2023-02-20T01:12:57.141961014</dc:date>
    <meta:editing-duration>PT8H25M56S</meta:editing-duration>
    <meta:editing-cycles>220</meta:editing-cycles>
    <meta:generator>LibreOffice/7.5.0.3$Linux_X86_64 LibreOffice_project/50$Build-3</meta:generator>
    <meta:document-statistic meta:table-count="0" meta:image-count="0" meta:object-count="1" meta:page-count="5" meta:paragraph-count="44" meta:word-count="1119" meta:character-count="6434" meta:non-whitespace-character-count="5356"/>
  </office:meta>
</office:document-meta>
</file>